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style:font-name="Calibri" officeooo:rsid="001910aa" officeooo:paragraph-rsid="001910aa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 officeooo:paragraph-rsid="00222d23"/>
    </style:style>
    <style:style style:name="P4" style:family="paragraph" style:parent-style-name="Standard">
      <style:paragraph-properties fo:text-align="center" style:justify-single-word="false"/>
      <style:text-properties fo:color="#04aae1" loext:opacity="100%" style:font-name="Calibri" fo:font-size="18pt" fo:font-style="italic" fo:font-weight="bold" officeooo:rsid="001910aa" officeooo:paragraph-rsid="001910aa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able_20_Contents">
      <style:text-properties style:font-name="Calibri" fo:font-style="italic" officeooo:paragraph-rsid="001ae477" style:font-style-asian="italic" style:font-style-complex="italic"/>
    </style:style>
    <style:style style:name="P6" style:family="paragraph" style:parent-style-name="Table_20_Contents">
      <style:text-properties style:font-name="Calibri" fo:font-style="italic" officeooo:rsid="001ae477" officeooo:paragraph-rsid="00250d0f" style:font-style-asian="italic" style:font-style-complex="italic"/>
    </style:style>
    <style:style style:name="P7" style:family="paragraph" style:parent-style-name="Table_20_Contents">
      <style:text-properties style:font-name="Calibri" fo:font-style="italic" officeooo:paragraph-rsid="001910aa" style:font-style-asian="italic" style:font-style-complex="italic"/>
    </style:style>
    <style:style style:name="P8" style:family="paragraph" style:parent-style-name="Table_20_Contents">
      <style:text-properties officeooo:paragraph-rsid="00250d0f"/>
    </style:style>
    <style:style style:name="P9" style:family="paragraph" style:parent-style-name="Table_20_Contents">
      <style:text-properties fo:color="#04aae1" loext:opacity="100%" style:font-name="Calibri" fo:font-style="italic" fo:font-weight="bold" officeooo:rsid="001ae477" officeooo:paragraph-rsid="001ae477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color="#04aae1" loext:opacity="100%" style:font-name="Calibri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910aa"/>
    </style:style>
    <style:style style:name="T2" style:family="text">
      <style:text-properties officeooo:rsid="0019fa32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19fa32"/>
    </style:style>
    <style:style style:name="T5" style:family="text">
      <style:text-properties style:font-name="Calibri" officeooo:rsid="001cc003"/>
    </style:style>
    <style:style style:name="T6" style:family="text">
      <style:text-properties style:font-name="Calibri" officeooo:rsid="00250d0f"/>
    </style:style>
    <style:style style:name="T7" style:family="text">
      <style:text-properties style:font-name="Calibri" fo:font-style="italic" style:font-style-asian="italic" style:font-style-complex="italic"/>
    </style:style>
    <style:style style:name="T8" style:family="text">
      <style:text-properties style:font-name="Calibri" fo:font-style="italic" officeooo:rsid="001cc003" style:font-style-asian="italic" style:font-style-complex="italic"/>
    </style:style>
    <style:style style:name="T9" style:family="text">
      <style:text-properties style:font-name="Calibri" fo:font-style="italic" officeooo:rsid="0019fa32" style:font-style-asian="italic" style:font-style-complex="italic"/>
    </style:style>
    <style:style style:name="T10" style:family="text">
      <style:text-properties style:font-name="Calibri" fo:font-style="italic" officeooo:rsid="00250d0f" style:font-style-asian="italic" style:font-style-complex="italic"/>
    </style:style>
    <style:style style:name="T11" style:family="text">
      <style:text-properties officeooo:rsid="001cc00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22d23"/>
    </style:style>
    <style:style style:name="T14" style:family="text">
      <style:text-properties officeooo:rsid="002412ff"/>
    </style:style>
    <style:style style:name="T15" style:family="text">
      <style:text-properties officeooo:rsid="00250d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ean-Baptiste Lasselle</text:p>
      <text:p text:style-name="P4">Devops Quant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0">Who I am </text:p>
          </table:table-cell>
          <table:table-cell table:style-name="Tableau1.A1" office:value-type="string">
            <text:p text:style-name="P7"><text:span text:style-name="T1">I code with terraform and Pulumi, I dive into app code with developers, </text:span>I <text:span text:style-name="T1">automate everything about </text:span>infrastructures. <text:span text:style-name="T1">I am a </text:span>Gitops <text:span text:style-name="T1">and Infrastructure As Code evangelist</text:span>. I love understanding, learning and implementing new ideas within my team, And everywhere, I love challenges ! </text:p>
          </table:table-cell>
        </table:table-row>
        <table:table-row>
          <table:table-cell table:style-name="Tableau1.A1" office:value-type="string">
            <text:p text:style-name="P9">My best friends list</text:p>
          </table:table-cell>
          <table:table-cell table:style-name="Tableau1.A1" office:value-type="string">
            <text:p text:style-name="P8"><text:span text:style-name="T7">Kubernetes, Terraform, Pulumi, </text:span><text:span text:style-name="T8">FluxCD,</text:span><text:span text:style-name="T7"> </text:span><text:span text:style-name="T8">Atlantis, </text:span><text:span text:style-name="T7">Circle CI, </text:span><text:span text:style-name="T9">Gitlab CI, </text:span><text:span text:style-name="T10">Tekton,</text:span><text:span text:style-name="T7"> Jenkins, Openstack, Ansible Tower </text:span><text:span text:style-name="T9">(AWX)</text:span><text:span text:style-name="T7">, PXE Booting, Secrethub, HashiCorp Vault, Docker, Docker Compose, K3D, </text:span><text:span text:style-name="T10">Minio, Nginx, </text:span><text:span text:style-name="T7">Traefik, Linux shell bash / sh, Ubuntu, CentOS, Debian, Alpine, TypeScript/NodeJS, </text:span><text:span text:style-name="T9">React, Tailwind CSS</text:span><text:span text:style-name="T7">, ViteJS, <text:s/></text:span><text:a xlink:type="simple" xlink:href="https://gohugo.io/" text:style-name="Internet_20_link" text:visited-style-name="Visited_20_Internet_20_Link"><text:span text:style-name="T7">https://gohugo.io</text:span></text:a><text:span text:style-name="T7"> </text:span><text:a xlink:type="simple" xlink:href="https://astro.build/" text:style-name="Internet_20_link" text:visited-style-name="Visited_20_Internet_20_Link"><text:span text:style-name="T9">https://astro.build</text:span></text:a><text:span text:style-name="T9"> , Golang, Python, MAVEN</text:span></text:p>
          </table:table-cell>
        </table:table-row>
        <table:table-row>
          <table:table-cell table:style-name="Tableau1.A1" office:value-type="string">
            <text:p text:style-name="P10">I usually devops’n CI/CD with </text:p>
          </table:table-cell>
          <table:table-cell table:style-name="Tableau1.A1" office:value-type="string">
            <text:p text:style-name="P5">Terraform, Pulumi, <text:span text:style-name="T11">FluxCD, Atlantis, </text:span>Circle CI, <text:span text:style-name="T2">Gitlab CI, </text:span><text:span text:style-name="T15">Tekton,</text:span> Jenkins, Ansible Tower <text:span text:style-name="T2">(AWX)</text:span>, <text:span text:style-name="T15">shell scripting (sh/bash)</text:span></text:p>
            <text:p text:style-name="P6">Azure, AWS, GCP, OVH, Openstack</text:p>
          </table:table-cell>
        </table:table-row>
      </table:table>
      <text:p text:style-name="Standard"/>
      <text:p text:style-name="P2">I started as a developer many years ago.</text:p>
      <text:p text:style-name="P2">Since 2015, I am focused on how to develop and operate softwares in a cloud world.</text:p>
      <text:p text:style-name="P2">In a word, I love automating everything.</text:p>
      <text:p text:style-name="P2"/>
      <text:p text:style-name="P2">I today am A <text:span text:style-name="T12">Gitops</text:span> <text:span text:style-name="T14">f</text:span>anatic, an <text:span text:style-name="T12">Evangelist</text:span> in love with <text:span text:style-name="T13">automation, </text:span>Cybernetics <text:span text:style-name="T13">is a concept i am really keen on</text:span> (Kubernetes Controllers, Operators, AutoScalability, self-healing abilities).</text:p>
      <text:p text:style-name="P2"/>
      <text:p text:style-name="P2">My interests today are:</text:p>
      <text:list text:style-name="L1">
        <text:list-item>
          <text:p text:style-name="P3">Designing and implementing <text:span text:style-name="T12">Infrastructure As Code</text:span> the gitops way</text:p>
        </text:list-item>
        <text:list-item>
          <text:p text:style-name="P3">Developing <text:span text:style-name="T12">terrafrom providers</text:span>, and <text:span text:style-name="T12">terraform-compatible cloud providers</text:span></text:p>
        </text:list-item>
        <text:list-item>
          <text:p text:style-name="P3">Developing <text:span text:style-name="T12">Kubernetes Operators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51:15.948000000</meta:creation-date>
    <dc:date>2024-01-15T16:18:55.140000000</dc:date>
    <meta:editing-duration>PT27M37S</meta:editing-duration>
    <meta:editing-cycles>8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17" meta:word-count="212" meta:character-count="1449" meta:non-whitespace-character-count="1253"/>
  </office:meta>
</office:document-meta>
</file>